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rabun" svg:font-family="Sarabun, 'Avenir Book'"/>
    <style:font-face style:name="Source Sans Pro" svg:font-family="'Source Sans Pro', 'Segoe UI'"/>
    <style:font-face style:name="Lohit Devanagari" svg:font-family="'Lohit Devanagari'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244in"/>
    </style:style>
    <style:style style:name="co4" style:family="table-column">
      <style:table-column-properties fo:break-before="auto" style:column-width="8.6984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6957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1.3264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8909in" fo:break-before="auto" style:use-optimal-row-height="true"/>
    </style:style>
    <style:style style:name="ro7" style:family="table-row">
      <style:table-row-properties style:row-height="0.7354in" fo:break-before="auto" style:use-optimal-row-height="true"/>
    </style:style>
    <style:style style:name="ro8" style:family="table-row">
      <style:table-row-properties style:row-height="0.5075in" fo:break-before="auto" style:use-optimal-row-height="true"/>
    </style:style>
    <style:style style:name="ro9" style:family="table-row">
      <style:table-row-properties style:row-height="0.7043in" fo:break-before="auto" style:use-optimal-row-height="true"/>
    </style:style>
    <style:style style:name="ro10" style:family="table-row">
      <style:table-row-properties style:row-height="0.4764in" fo:break-before="auto" style:use-optimal-row-height="true"/>
    </style:style>
    <style:style style:name="ro11" style:family="table-row">
      <style:table-row-properties style:row-height="0.6217in" fo:break-before="auto" style:use-optimal-row-height="true"/>
    </style:style>
    <style:style style:name="ro12" style:family="table-row">
      <style:table-row-properties style:row-height="0.7563in" fo:break-before="auto" style:use-optimal-row-height="true"/>
    </style:style>
    <style:style style:name="ro13" style:family="table-row">
      <style:table-row-properties style:row-height="1.2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1422" style:font-name="Sarabun" fo:font-size="24pt" fo:language="none" fo:country="none" style:font-name-asian="DejaVu Sans" style:font-size-asian="24pt" style:language-asian="none" style:country-asian="none" style:font-name-complex="Sarabun" style:font-size-complex="24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Source Sans Pro" fo:font-size="24pt" style:font-name-asian="Lohit Devanagari" style:font-size-asian="24pt" style:language-asian="hi" style:country-asian="IN" style:font-name-complex="Source Sans Pro" style:font-size-complex="24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4pt" style:font-name-asian="Lohit Devanagari" style:font-size-asian="24pt" style:language-asian="hi" style:country-asian="IN" style:font-name-complex="Noto Sans CJK SC" style:font-size-complex="24pt" style:language-complex="none" style:country-complex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12pt" style:font-name-asian="Lohit Devanagari" style:font-size-asian="12pt" style:language-asian="hi" style:country-asian="IN" style:font-name-complex="Noto Sans CJK SC" style:font-size-complex="20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2pt" style:font-name-asian="Lohit Devanagari" style:font-size-asian="22pt" style:language-asian="hi" style:country-asian="IN" style:font-name-complex="Noto Sans CJK SC" style:font-size-complex="22pt" style:language-complex="none" style:country-complex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0pt" style:font-name-asian="Lohit Devanagari" style:font-size-asian="20pt" style:language-asian="hi" style:country-asian="IN" style:font-name-complex="Noto Sans CJK SC" style:font-size-complex="2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name-asian="Lohit Devanagari" style:font-size-asian="24pt" style:language-asian="hi" style:country-asian="IN" style:font-name-complex="DejaVu Sans" style:font-size-complex="24pt" style:language-complex="none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Source Sans Pro" fo:font-size="24pt" style:font-name-asian="Lohit Devanagari" style:font-size-asian="24pt" style:language-asian="hi" style:country-asian="IN" style:font-name-complex="Source Sans Pro" style:font-size-complex="2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4pt" style:font-name-asian="Lohit Devanagari" style:font-size-asian="24pt" style:language-asian="hi" style:country-asian="IN" style:font-name-complex="Noto Sans CJK SC" style:font-size-complex="2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12pt" style:font-name-asian="Lohit Devanagari" style:font-size-asian="12pt" style:language-asian="hi" style:country-asian="IN" style:font-name-complex="Noto Sans CJK SC" style:font-size-complex="24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12pt" style:font-name-asian="Lohit Devanagari" style:font-size-asian="12pt" style:language-asian="hi" style:country-asian="IN" style:font-name-complex="Noto Sans CJK SC" style:font-size-complex="24pt" style:language-complex="none" style:country-complex="none"/>
    </style:style>
    <style:style style:name="T1" style:family="text">
      <style:text-properties style:letter-kerning="true" fo:letter-spacing="normal" fo:language="en" fo:country="US" style:language-asian="hi" style:country-asian="IN" style:font-name-asian="Lohit Devanagari" style:font-size-asian="24pt" style:font-size-complex="24pt"/>
    </style:style>
    <style:style style:name="T2" style:family="text">
      <style:text-properties style:text-underline-style="none" style:text-underline-color="font-color" style:text-line-through-type="none" style:text-outline="false" fo:text-shadow="none" style:letter-kerning="true" fo:letter-spacing="normal" fo:language="en" fo:country="US" style:language-asian="hi" style:country-asian="IN" style:font-name-asian="Lohit Devanagari" style:font-name-complex="Noto Sans CJK SC" style:font-size-asian="24pt" style:font-size-complex="24pt" style:font-weight-complex="normal" style:font-style-complex="normal" style:text-emphasize="none"/>
    </style:style>
    <style:style style:name="T3" style:family="text">
      <style:text-properties style:text-overline-style="none" style:text-overline-color="font-color" style:font-name="Noto Sans CJK SC" style:font-relief="none" style:text-emphasize="none" style:font-style-complex="normal" style:font-style-asian="normal" style:font-weight-complex="normal" style:font-weight-asian="normal" style:font-size-complex="24pt" style:font-size-asian="24pt" style:font-name-complex="Noto Sans CJK SC" style:font-name-asian="Lohit Devanagari" style:language-complex="none" style:country-complex="none" fo:color="#000000" fo:language="en" fo:country="US" style:text-line-through-mode="continuous" fo:letter-spacing="normal" style:letter-kerning="true" fo:text-shadow="none" style:text-outline="false" fo:font-style="normal" style:text-line-through-type="none" style:text-underline-style="none" style:text-underline-color="font-color" fo:font-weight="normal" fo:font-size="24pt" style:language-asian="hi" style:country-asian="IN"/>
    </style:style>
    <style:style style:name="T4" style:family="text">
      <style:text-properties style:text-emphasize="none" style:font-style-complex="normal" style:font-weight-complex="normal" style:font-name-complex="Noto Sans CJK SC" style:font-name-asian="Lohit Devanagari" fo:language="en" fo:country="US" fo:letter-spacing="normal" style:letter-kerning="true" fo:text-shadow="none" style:text-outline="false" style:text-line-through-type="none" style:text-underline-style="none" style:text-underline-color="font-color" style:language-asian="hi" style:country-asian="IN" style:font-size-asian="12pt" style:font-size-complex="20pt"/>
    </style:style>
    <style:style style:name="T5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en" fo:country="US" style:language-asian="hi" style:country-asian="IN" style:language-complex="none" style:country-complex="none" style:font-name-asian="Lohit Devanagari" style:font-name-complex="Noto Sans CJK SC" style:font-size-asian="24pt" style:font-size-complex="2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style:text-outline="false" fo:text-shadow="none" style:letter-kerning="true" fo:letter-spacing="normal" fo:language="en" fo:country="US" style:language-asian="hi" style:country-asian="IN" style:font-name-asian="Lohit Devanagari" style:font-name-complex="Noto Sans CJK SC" style:font-size-asian="22pt" style:font-size-complex="22pt" style:font-weight-complex="normal" style:font-style-complex="normal" style:text-emphasize="none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Lohit Devanagari" style:font-name-complex="Noto Sans CJK SC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letter-kerning="true" fo:language="en" fo:country="US" style:language-asian="hi" style:country-asian="IN" style:font-name-asian="Lohit Devanagari" style:font-size-asian="24pt" style:font-size-complex="24pt"/>
    </style:style>
    <style:style style:name="T9" style:family="text">
      <style:text-properties fo:font-size="24pt" style:letter-kerning="true" style:language-asian="hi" style:country-asian="IN" style:font-name-asian="Lohit Devanagari" style:font-size-asian="24pt" style:font-size-complex="24pt"/>
    </style:style>
    <style:style style:name="T10" style:family="text">
      <style:text-properties fo:font-size="24pt" style:letter-kerning="true" style:language-asian="hi" style:country-asian="IN" style:font-name-asian="Lohit Devanagari" style:font-name-complex="Noto Sans CJK SC" style:font-size-asian="24pt" style:font-size-complex="24pt"/>
    </style:style>
    <style:style style:name="T11" style:family="text">
      <style:text-properties style:letter-kerning="true" style:language-asian="hi" style:country-asian="IN" style:font-name-asian="Lohit Devanagari" style:font-name-complex="Noto Sans CJK SC" style:font-size-asian="12pt"/>
    </style:style>
    <style:style style:name="T12" style:family="text">
      <style:text-properties fo:color="#000000" style:font-name="Noto Sans CJK SC" fo:font-size="12pt" style:letter-kerning="true" style:language-asian="hi" style:country-asian="IN" style:font-name-asian="Lohit Devanagari" style:font-name-complex="Noto Sans CJK SC" style:font-size-asian="12pt"/>
    </style:style>
    <style:style style:name="T13" style:family="text">
      <style:text-properties style:text-underline-style="none" style:text-underline-color="font-color" style:text-line-through-type="none" style:text-outline="false" fo:text-shadow="none" style:letter-kerning="true" fo:letter-spacing="normal" fo:language="en" fo:country="US" style:language-asian="hi" style:country-asian="IN" style:font-name-asian="Lohit Devanagari" style:font-name-complex="Noto Sans CJK SC" style:font-size-asian="12pt" style:font-size-complex="24pt" style:font-weight-complex="normal" style:font-style-complex="normal" style:text-emphasize="none"/>
    </style:style>
    <style:style style:name="T14" style:family="text">
      <style:text-properties fo:font-size="12pt" style:letter-kerning="true" style:language-asian="hi" style:country-asian="IN" style:font-name-asian="Lohit Devanagari" style:font-size-asian="12pt" style:font-size-complex="20pt"/>
    </style:style>
    <style:style style:name="T15" style:family="text">
      <style:text-properties fo:font-size="20pt" fo:font-weight="bold" style:text-underline-style="none" style:text-underline-color="font-color" style:text-line-through-type="none" style:text-outline="false" fo:text-shadow="none" style:font-name-asian="Lohit Devanagari" style:font-size-asian="20pt" style:font-size-complex="20pt" style:font-weight-asian="bold" style:text-emphasize="none"/>
    </style:style>
    <style:style style:name="T16" style:family="text">
      <style:text-properties fo:font-weight="bold" style:text-underline-style="none" style:text-underline-color="font-color" style:text-line-through-type="none" style:text-outline="false" fo:text-shadow="none" style:font-name-asian="Lohit Devanagari" style:font-size-complex="20pt" style:font-weight-asian="bold" style:text-emphasize="none" fo:font-size="10.5pt" style:font-size-asian="10.5pt" style:font-weight-complex="normal" style:font-style-complex="normal"/>
    </style:style>
    <style:style style:name="T17" style:family="text">
      <style:text-properties fo:font-weight="bold" style:text-underline-style="none" style:text-underline-color="font-color" style:text-line-through-type="none" style:text-outline="false" fo:text-shadow="none" style:font-name-asian="Lohit Devanagari" style:font-size-complex="20pt" style:font-weight-asian="bold" style:text-emphasize="none" style:font-weight-complex="normal" style:font-style-complex="normal" fo:font-size="20pt" style:font-size-asian="20pt"/>
    </style:style>
    <style:style style:name="T18" style:family="text">
      <style:text-properties fo:font-weight="bold" style:text-underline-style="none" style:text-underline-color="font-color" style:text-line-through-type="none" style:text-outline="false" fo:text-shadow="none" style:font-name-asian="Lohit Devanagari" style:font-size-complex="20pt" style:font-weight-asian="bold" style:text-emphasize="none" style:font-weight-complex="normal" style:font-style-complex="normal" fo:font-size="10.5pt" style:font-size-asian="10.5pt"/>
    </style:style>
    <style:style style:name="T19" style:family="text">
      <style:text-properties fo:font-size="20pt" style:text-underline-style="none" style:text-underline-color="font-color" style:text-line-through-type="none" style:text-outline="false" fo:text-shadow="none" style:font-size-asian="20pt" style:font-size-complex="20pt" style:text-emphasize="none"/>
    </style:style>
    <style:style style:name="T20" style:family="text">
      <style:text-properties style:text-underline-style="none" style:text-underline-color="font-color" style:text-line-through-type="none" style:text-outline="false" fo:text-shadow="none" style:font-size-complex="20pt" style:text-emphasize="none" fo:font-size="12pt" style:font-weight-complex="normal" style:font-style-complex="normal"/>
    </style:style>
    <style:style style:name="T21" style:family="text">
      <style:text-properties style:text-underline-style="none" style:text-underline-color="font-color" style:text-line-through-type="none" style:text-outline="false" fo:text-shadow="none" style:font-size-complex="20pt" style:text-emphasize="none" fo:font-size="20pt" style:font-size-asian="20pt"/>
    </style:style>
    <style:style style:name="T22" style:family="text">
      <style:text-properties fo:color="#000000" style:font-name="Noto Sans CJK SC" fo:font-size="12pt" style:letter-kerning="true" style:language-asian="hi" style:country-asian="IN" style:font-name-asian="Lohit Devanagari" style:font-name-complex="Noto Sans CJK SC" style:font-size-asian="12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date" office:date-value="2022-03-01" calcext:value-type="date">
            <text:p>03/0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加載多個模型</text:p>
          </table:table-cell>
          <table:table-cell office:value-type="string" calcext:value-type="string">
            <text:p>免費的模型找不到這麼多，所以後面的都用第一個模型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視角調成relive</text:p>
          </table:table-cell>
          <table:table-cell office:value-type="string" calcext:value-type="string">
            <text:p>從左上方俯視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把代碼放到線上平台中</text:p>
          </table:table-cell>
          <table:table-cell office:value-type="string" calcext:value-type="string">
            <text:p><text:a xlink:href="https://jsfiddle.net/pengzhen_minxin/gze76roy/1/" xlink:type="simple">https://jsfiddle.net/pengzhen_minxin/gze76roy/1/</text:a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標地名</text:p>
          </table:table-cell>
          <table:table-cell office:value-type="string" calcext:value-type="string">
            <text:p>把檔案數據製作成陣列，按照數據貼地名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等鴿子飛過去在留下路徑</text:p>
          </table:table-cell>
          <table:table-cell office:value-type="string" calcext:value-type="string">
            <text:p>確認是否可以做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I設計</text:p>
          </table:table-cell>
          <table:table-cell office:value-type="string" calcext:value-type="string">
            <text:p>設計到大量畫面ui的需求，所以先做ui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新需求的數據分析</text:p>
          </table:table-cell>
          <table:table-cell office:value-type="string" calcext:value-type="string">
            <text:p>分析gpx檔案是否有足夠多的數據可以支撐顯示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新需求的功能設計</text:p>
          </table:table-cell>
          <table:table-cell office:value-type="string" calcext:value-type="string">
            <text:p>涉及到選取模型的事件處理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2-03-02" calcext:value-type="date">
            <text:p>03/0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4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昨天的5</text:p>
          </table:table-cell>
          <table:table-cell office:value-type="string" calcext:value-type="string">
            <text:p>path:leadTime:1,trailTime:100000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點擊鴿子產生資訊</text:p>
          </table:table-cell>
          <table:table-cell office:value-type="string" calcext:value-type="string">
            <text:p>可以產生公環號碼，名次等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昨天的6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22-03-03" calcext:value-type="date">
            <text:p>03/0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根據台灣的數據修改dem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昨天的3</text:p>
          </table:table-cell>
          <table:table-cell office:value-type="string" calcext:value-type="string">
            <text:p>修改為：按rank即時顯示鴿子資訊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2-03-07" calcext:value-type="date">
            <text:p>03/0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按rank即時顯示鴿子資訊</text:p>
          </table:table-cell>
          <table:table-cell table:style-name="ce7" office:value-type="string" calcext:value-type="string">
            <text:p><text:span text:style-name="T8">麼確定鴿子已經飛到了節點呢？</text:span>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地名的label找一下其他的模板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mo數據換成台灣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08" calcext:value-type="date">
            <text:p>03/08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1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卡頓原因分析</text:p>
          </table:table-cell>
          <table:table-cell office:value-type="string" calcext:value-type="string">
            <text:p>使用cesim 的debug工具試一試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開發一個網站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網絡攻防學習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09" calcext:value-type="date">
            <text:p>03/0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1</text:p>
          </table:table-cell>
          <table:table-cell office:value-type="string" calcext:value-type="string">
            <text:p>還剩餘顯示詳細的資訊欄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前天的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10" calcext:value-type="date">
            <text:p>03/1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製作台灣數據的demo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昨天的1</text:p>
          </table:table-cell>
          <table:table-cell office:value-type="string" calcext:value-type="string">
            <text:p>修改path的tailtime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模仿relive的動態視角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顯示鴿子的詳細資訊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不分主副鴿</text:p>
          </table:table-cell>
          <table:table-cell office:value-type="string" calcext:value-type="string">
            <text:p>優化代碼結構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2-03-14" calcext:value-type="date">
            <text:p>03/1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5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排名改為從上到下</text:p>
          </table:table-cell>
          <table:table-cell office:value-type="string" calcext:value-type="string">
            <text:p>之前是通過element id進行綁定的，現在改成用text進行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1">卡頓問題分析</text:span></text:p>
          </table:table-cell>
          <table:table-cell office:value-type="string" calcext:value-type="string">
            <text:p>官方的demo中使用我們的路徑數據</text:p>
          </table:table-cell>
          <table:table-cell office:value-type="string" calcext:value-type="string">
            <text:p>初步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point改成白色，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2-03-15" calcext:value-type="date">
            <text:p>03/1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4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使用perfamace進行分析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16" calcext:value-type="date">
            <text:p>03/1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2</text:p>
          </table:table-cell>
          <table:table-cell office:value-type="string" calcext:value-type="string">
            <text:p>分析官方為什麼比較快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geon rank</text:p>
          </table:table-cell>
          <table:table-cell office:value-type="string" calcext:value-type="string">
            <text:p>點擊排名，顯示詳細訊息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號的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2-03-17" calcext:value-type="date">
            <text:p>03/1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先處理卡頓問題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再處理排名更新的數據bug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21" calcext:value-type="date">
            <text:p>03/2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的1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7的2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點擊鴿子產生資訊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視角調成relive類似的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2-03-22" calcext:value-type="date">
            <text:p>03/22/22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22-03-23" calcext:value-type="date">
            <text:p>03/2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視角方案規劃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24" calcext:value-type="date">
            <text:p>03/2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高度歷程背景改成透明的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加入速度歷程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2-03-29" calcext:value-type="date">
            <text:p>03/2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設計串接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排名算法</text:p>
          </table:table-cell>
          <table:table-cell office:value-type="string" calcext:value-type="string">
            <text:p>終點設計成各自的終點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地名，軌跡點，路徑線路等可以隨鼠標縮放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軌跡點和路徑線路的比例美化，線改為永久存留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找一下飛機模型，卡通的也可以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軌跡點</text:p>
          </table:table-cell>
          <table:table-cell office:value-type="string" calcext:value-type="string">
            <text:p>點擊後顯示所有信息，點擊另一個點後前一個點信息隱藏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測試排名的算法</text:p>
          </table:table-cell>
          <table:table-cell office:value-type="string" calcext:value-type="string">
            <text:p>之前有bug，需要追蹤一下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2-03-30" calcext:value-type="date">
            <text:p>03/3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軌跡點到了才顯示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路徑線</text:p>
          </table:table-cell>
          <table:table-cell office:value-type="string" calcext:value-type="string">
            <text:p>顏色作成透明的（目前無法縮放，能隱藏）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鴿子，排名欄，進度條聯動</text:p>
          </table:table-cell>
          <table:table-cell table:style-name="ce11" office:value-type="string" calcext:value-type="string">
            <text:p><text:span text:style-name="T9">當前追蹤鴿子的排名欄是藍色的；鴿子有一個鎖定框；</text:span></text:p>
            <text:p><text:span text:style-name="T9">如果點擊鴿子的話，也會切換視角，也會高亮排名欄；</text:span></text:p>
            <text:p><text:span text:style-name="T9">排名欄和鴿子模型和進度條全部聯動起來；</text:span></text:p>
          </table:table-cell>
          <table:table-cell office:value-type="string" calcext:value-type="string">
            <text:p>基本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複習3月開發文檔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的剩餘功能</text:p>
          </table:table-cell>
          <table:table-cell table:style-name="ce10" office:value-type="string" calcext:value-type="string">
            <text:p><text:span text:style-name="T2">如何顯示選中框？optionObject.selected = true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22-03-31" calcext:value-type="date">
            <text:p>03/3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製作周報ppt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為下周制定計劃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modata修改</text:p>
          </table:table-cell>
          <table:table-cell office:value-type="string" calcext:value-type="string">
            <text:p>速度修改為公尺/分鐘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速度歷程修改</text:p>
          </table:table-cell>
          <table:table-cell office:value-type="string" calcext:value-type="string">
            <text:p>改為原速度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<text:span text:style-name="T2">軌跡線路</text:span></text:p>
          </table:table-cell>
          <table:table-cell office:value-type="string" calcext:value-type="string">
            <text:p>不要隱藏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城市名字微調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軌跡點點擊更新</text:p>
          </table:table-cell>
          <table:table-cell table:style-name="ce16" office:value-type="string" calcext:value-type="string">
            <text:p><text:span text:style-name="T10">速度參數錯誤，新增公環號碼，海拔高度，方位角；</text:span></text:p>
            <text:p><text:span text:style-name="T10">檢測一下效能變化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<text:span text:style-name="T2">檢測一下效能變化</text:span></text:p>
          </table:table-cell>
          <table:table-cell office:value-type="string" calcext:value-type="string">
            <text:p>差別不大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<text:span text:style-name="T2">路徑線bug</text:span></text:p>
          </table:table-cell>
          <table:table-cell table:style-name="ce10" office:value-type="string" calcext:value-type="string">
            <text:p><text:span text:style-name="T2">不同角度會看不到</text:span></text:p>
          </table:table-cell>
          <table:table-cell/>
          <table:table-cell office:value-type="string" calcext:value-type="string">
            <text:p>需要復現</text:p>
          </table:table-cell>
          <table:table-cell table:number-columns-repeated="1018"/>
        </table:table-row>
        <table:table-row table:style-name="ro6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<text:span text:style-name="T2">當前的儀錶板</text:span></text:p>
          </table:table-cell>
          <table:table-cell table:style-name="ce16" office:value-type="string" calcext:value-type="string">
            <text:p><text:span text:style-name="T10">當前速度，已經飛行的距離，剩餘距離，當前海拔；</text:span></text:p>
            <text:p><text:span text:style-name="T10">放在速度和海拔歷程上方；歷程的邊界作成更加明顯的；</text:span></text:p>
          </table:table-cell>
          <table:table-cell office:value-type="string" calcext:value-type="string">
            <text:p>部分完成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2-04-06" calcext:value-type="date">
            <text:p>04/0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地圖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7">
          <table:table-cell table:style-name="ce1" office:value-type="date" office:date-value="2022-04-07" calcext:value-type="date">
            <text:p>04/07/2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2">小地圖</text:span></text:p>
          </table:table-cell>
          <table:table-cell table:style-name="ce20" office:value-type="string" calcext:value-type="string">
            <text:p><text:span text:style-name="T11">再拉遠點</text:span></text:p>
            <text:p><text:span text:style-name="T11">參照範例調整大小，螢幕16：10的比例；</text:span></text:p>
            <text:p><text:span text:style-name="T11">位置：左上角；加入其他鴿子的點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2">selected entity</text:span></text:p>
          </table:table-cell>
          <table:table-cell office:value-type="string" calcext:value-type="string">
            <text:p><text:span text:style-name="T12">隱藏id；</text:span></text:p>
            <text:p><text:span text:style-name="T12">視窗需要調小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2">儀錶盤</text:span></text:p>
          </table:table-cell>
          <table:table-cell office:value-type="string" calcext:value-type="string">
            <text:p><text:span text:style-name="T12">剩餘距離：使用實際的距離；</text:span></text:p>
            <text:p><text:span text:style-name="T12">位置：上面的中間；</text:span></text:p>
            <text:p><text:span text:style-name="T12">顏色：背景改成透明的，字體顏色改成白色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0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2">歷程</text:span></text:p>
          </table:table-cell>
          <table:table-cell office:value-type="string" calcext:value-type="string">
            <text:p><text:span text:style-name="T12">藍色去掉，拿紅色當進度條就好；</text:span></text:p>
            <text:p><text:span text:style-name="T12">位置挪到和範例一樣：下面的中間的位置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<text:span text:style-name="T2">排名欄目</text:span></text:p>
          </table:table-cell>
          <table:table-cell table:style-name="ce21" office:value-type="string" calcext:value-type="string">
            <text:p><text:span text:style-name="T13">根據頁面進行比例調整，參考範例中的比例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月21號的4，動態更新視角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4-14" calcext:value-type="date">
            <text:p>04/14/2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3">儀錶盤</text:span><text:span text:style-name="T4">：距離單位有錯誤</text:span></text:p>
          </table:table-cell>
          <table:table-cell office:value-type="string" calcext:value-type="string">
            <text:p>改完後，發給sunny看一下，遠程分享桌面很卡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1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5">selected entity</text:span></text:p>
          </table:table-cell>
          <table:table-cell office:value-type="string" calcext:value-type="string">
            <text:p><text:span text:style-name="T14">默認綠色的框去掉；</text:span></text:p>
            <text:p><text:span text:style-name="T15">    </text:span><text:span text:style-name="T16">改為：變大</text:span><text:span text:style-name="T17">2</text:span><text:span text:style-name="T18">倍；（之後再看高亮）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2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5">小地圖</text:span></text:p>
          </table:table-cell>
          <table:table-cell office:value-type="string" calcext:value-type="string">
            <text:p><text:span text:style-name="T19"> marker </text:span><text:span text:style-name="T20">改成 和圓圈同樣大小的三角形 </text:span><text:span text:style-name="T21">or </text:span><text:span text:style-name="T20">是改成紅色；</text:span></text:p>
            <text:p><text:span text:style-name="T22">地圖風格改為與3d地圖類似風格的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2">天氣效果的研究學習</text:span></text:p>
          </table:table-cell>
          <table:table-cell table:number-columns-repeated="1021"/>
        </table:table-row>
        <table:table-row table:style-name="ro8">
          <table:table-cell table:style-name="ce1" office:value-type="date" office:date-value="2022-04-21" calcext:value-type="date">
            <text:p>04/21/2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6">小地圖</text:span></text:p>
          </table:table-cell>
          <table:table-cell office:value-type="string" calcext:value-type="string">
            <text:p><text:span text:style-name="T12">圓圈配色要修改（地圖風格變為了深色）；</text:span></text:p>
            <text:p><text:span text:style-name="T12">test：不動中心點，框列好範圍後，看看情況；</text:span></text:p>
          </table:table-cell>
          <table:table-cell office:value-type="string" calcext:value-type="string">
            <text:p>部分完成</text:p>
          </table:table-cell>
          <table:table-cell office:value-type="string" calcext:value-type="string">
            <text:p>test未完成</text:p>
          </table:table-cell>
          <table:table-cell table:number-columns-repeated="1018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6">排名bug</text:span></text:p>
          </table:table-cell>
          <table:table-cell office:value-type="string" calcext:value-type="string">
            <text:p><text:span text:style-name="T12">排在第二名的不是第二名；</text:span></text:p>
            <text:p><text:span text:style-name="T12">1002的排名錯誤比較明顯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2">
          <table:table-cell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6">timeline</text:span></text:p>
          </table:table-cell>
          <table:table-cell office:value-type="string" calcext:value-type="string">
            <text:p><text:span text:style-name="T12">可以隱藏；</text:span></text:p>
            <text:p><text:span text:style-name="T12">or </text:span></text:p>
            <text:p><text:span text:style-name="T12">點擊timeline之後，儀錶盤能根據cur time進行更新；</text:span>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隱藏</text:p>
          </table:table-cell>
          <table:table-cell table:number-columns-repeated="1018"/>
        </table:table-row>
        <table:table-row table:style-name="ro13">
          <table:table-cell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6">study：（2到3周）</text:span></text:p>
          </table:table-cell>
          <table:table-cell table:style-name="ce20" office:value-type="string" calcext:value-type="string">
            <text:p><text:span text:style-name="T11">天氣，錄影和下載；</text:span></text:p>
            <text:p><text:span text:style-name="T11">pigeon race的代碼框架，</text:span></text:p>
            <text:p><text:span text:style-name="T11">串接：把3d演示加入pigeon race 中；</text:span></text:p>
            <text:p><text:span text:style-name="T11">功能優化：並列顯示不同鴿舍的線路；</text:span></text:p>
            <text:p><text:span text:style-name="T11">長期目標：論壇功能，社交平台；（模仿stravas）；</text:span>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2-04-26" calcext:value-type="date">
            <text:p>04/26/2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7">錄影和下載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pan text:style-name="T7">天氣效果的研究學習</text:span></text:p>
          </table:table-cell>
          <table:table-cell office:value-type="string" calcext:value-type="string">
            <text:p>使用open weather map 的 api</text:p>
          </table:table-cell>
          <table:table-cell office:value-type="string" calcext:value-type="string">
            <text:p>部分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動態視角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rabun" svg:font-family="Sarabun, 'Avenir Book'"/>
    <style:font-face style:name="Source Sans Pro" svg:font-family="'Source Sans Pro', 'Segoe UI'"/>
    <style:font-face style:name="Lohit Devanagari" svg:font-family="'Lohit Devanagari'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1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7:00:20.023768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9:58:35.041930798</meta:creation-date>
    <meta:generator>LibreOffice/6.4.7.2$Linux_X86_64 LibreOffice_project/40$Build-2</meta:generator>
    <dc:date>2022-04-28T09:23:33.112780928</dc:date>
    <meta:editing-duration>P3DT11H29M34S</meta:editing-duration>
    <meta:editing-cycles>13</meta:editing-cycles>
    <meta:document-statistic meta:table-count="1" meta:cell-count="303" meta:object-count="0"/>
  </office:meta>
</office:document-meta>
</file>